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FileObject.setupMethod( final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FileObject.doGetLastModified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FileObject.doGetConten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FileObject.doGet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InputStream.HttpInputStream( final Get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FileObject.doGe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Object.getHea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Object.doLis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putStream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Object.HttpFileObject( final FileName name , final Http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FileObject.do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FileObject.doDe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Object.getFileContentInfo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Object.encodePath( final String decode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